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4.249cm" style:rel-column-width="16383*"/>
    </style:style>
    <style:style style:name="Tabel1.D" style:family="table-column">
      <style:table-column-properties style:column-width="4.251cm" style:rel-column-width="16386*"/>
    </style:style>
    <style:style style:name="Tabel1.A1" style:family="table-cell">
      <style:table-cell-properties fo:padding="0.097cm" fo:border-left="0.05pt solid #000000" fo:border-right="none" fo:border-top="0.05pt solid #000000" fo:border-bottom="0.05pt solid #000000"/>
    </style:style>
    <style:style style:name="Tabel1.D1" style:family="table-cell">
      <style:table-cell-properties fo:padding="0.097cm" fo:border="0.05pt solid #000000"/>
    </style:style>
    <style:style style:name="Tabel1.A2" style:family="table-cell">
      <style:table-cell-properties fo:padding="0.097cm" fo:border-left="0.05pt solid #000000" fo:border-right="0.05pt solid #000000" fo:border-top="none" fo:border-bottom="0.05pt solid #000000"/>
    </style:style>
    <style:style style:name="Tabel1.A3" style:family="table-cell" style:data-style-name="N0">
      <style:table-cell-properties fo:padding="0.097cm" fo:border-left="0.05pt solid #000000" fo:border-right="none" fo:border-top="none" fo:border-bottom="0.05pt solid #000000"/>
    </style:style>
    <style:style style:name="Tabel1.D3" style:family="table-cell" style:data-style-name="N0">
      <style:table-cell-properties fo:padding="0.097cm" fo:border-left="0.05pt solid #000000" fo:border-right="0.05pt solid #000000" fo:border-top="none" fo:border-bottom="0.05pt solid #000000"/>
    </style:style>
    <style:style style:name="Tabel2" style:family="table">
      <style:table-properties style:width="17cm" table:align="margins"/>
    </style:style>
    <style:style style:name="Tabel2.A" style:family="table-column">
      <style:table-column-properties style:column-width="4.249cm" style:rel-column-width="16383*"/>
    </style:style>
    <style:style style:name="Tabel2.D" style:family="table-column">
      <style:table-column-properties style:column-width="4.251cm" style:rel-column-width="16386*"/>
    </style:style>
    <style:style style:name="Tabel2.A1" style:family="table-cell">
      <style:table-cell-properties fo:padding="0.097cm" fo:border-left="0.05pt solid #000000" fo:border-right="none" fo:border-top="0.05pt solid #000000" fo:border-bottom="0.05pt solid #000000"/>
    </style:style>
    <style:style style:name="Tabel2.D1" style:family="table-cell">
      <style:table-cell-properties fo:padding="0.097cm" fo:border="0.05pt solid #000000"/>
    </style:style>
    <style:style style:name="Tabel2.A2" style:family="table-cell">
      <style:table-cell-properties fo:padding="0.097cm" fo:border-left="0.05pt solid #000000" fo:border-right="0.05pt solid #000000" fo:border-top="none" fo:border-bottom="0.05pt solid #000000"/>
    </style:style>
    <style:style style:name="Tabel2.A3" style:family="table-cell" style:data-style-name="N0">
      <style:table-cell-properties fo:padding="0.097cm" fo:border-left="0.05pt solid #000000" fo:border-right="none" fo:border-top="none" fo:border-bottom="0.05pt solid #000000"/>
    </style:style>
    <style:style style:name="Tabel2.D3" style:family="table-cell" style:data-style-name="N0">
      <style:table-cell-properties fo:padding="0.097cm" fo:border-left="0.05pt solid #000000" fo:border-right="0.05pt solid #000000" fo:border-top="none" fo:border-bottom="0.05pt solid #000000"/>
    </style:style>
    <style:style style:name="Tabel2.C5" style:family="table-cell">
      <style:table-cell-properties fo:padding="0.097cm" fo:border-left="0.05pt solid #000000" fo:border-right="none" fo:border-top="none" fo:border-bottom="0.05pt solid #000000"/>
    </style:style>
    <style:style style:name="Tabel2.B7" style:family="table-cell">
      <style:table-cell-properties fo:padding="0.097cm" fo:border-left="0.05pt solid #000000" fo:border-right="none" fo:border-top="none" fo:border-bottom="0.05pt solid #000000"/>
    </style:style>
    <style:style style:name="Tabel3" style:family="table">
      <style:table-properties style:width="17cm" table:align="margins"/>
    </style:style>
    <style:style style:name="Tabel3.A" style:family="table-column">
      <style:table-column-properties style:column-width="4.249cm" style:rel-column-width="16383*"/>
    </style:style>
    <style:style style:name="Tabel3.D" style:family="table-column">
      <style:table-column-properties style:column-width="4.251cm" style:rel-column-width="16386*"/>
    </style:style>
    <style:style style:name="Tabel3.A1" style:family="table-cell">
      <style:table-cell-properties fo:padding="0.097cm" fo:border-left="0.05pt solid #000000" fo:border-right="none" fo:border-top="0.05pt solid #000000" fo:border-bottom="0.05pt solid #000000"/>
    </style:style>
    <style:style style:name="Tabel3.D1" style:family="table-cell">
      <style:table-cell-properties fo:padding="0.097cm" fo:border="0.05pt solid #000000"/>
    </style:style>
    <style:style style:name="Tabel3.A2" style:family="table-cell">
      <style:table-cell-properties fo:padding="0.097cm" fo:border-left="0.05pt solid #000000" fo:border-right="0.05pt solid #000000" fo:border-top="none" fo:border-bottom="0.05pt solid #000000"/>
    </style:style>
    <style:style style:name="Tabel3.A3" style:family="table-cell" style:data-style-name="N0">
      <style:table-cell-properties fo:padding="0.097cm" fo:border-left="0.05pt solid #000000" fo:border-right="none" fo:border-top="none" fo:border-bottom="0.05pt solid #000000"/>
    </style:style>
    <style:style style:name="Tabel3.D3" style:family="table-cell" style:data-style-name="N0">
      <style:table-cell-properties fo:padding="0.097cm" fo:border-left="0.05pt solid #000000" fo:border-right="0.05pt solid #000000" fo:border-top="none" fo:border-bottom="0.05pt solid #000000"/>
    </style:style>
    <style:style style:name="Tabel4" style:family="table">
      <style:table-properties style:width="17cm" table:align="margins"/>
    </style:style>
    <style:style style:name="Tabel4.A" style:family="table-column">
      <style:table-column-properties style:column-width="4.249cm" style:rel-column-width="16383*"/>
    </style:style>
    <style:style style:name="Tabel4.D" style:family="table-column">
      <style:table-column-properties style:column-width="4.251cm" style:rel-column-width="16386*"/>
    </style:style>
    <style:style style:name="Tabel4.A1" style:family="table-cell">
      <style:table-cell-properties fo:padding="0.097cm" fo:border-left="0.05pt solid #000000" fo:border-right="none" fo:border-top="0.05pt solid #000000" fo:border-bottom="0.05pt solid #000000"/>
    </style:style>
    <style:style style:name="Tabel4.D1" style:family="table-cell">
      <style:table-cell-properties fo:padding="0.097cm" fo:border="0.05pt solid #000000"/>
    </style:style>
    <style:style style:name="Tabel4.A2" style:family="table-cell">
      <style:table-cell-properties fo:padding="0.097cm" fo:border-left="0.05pt solid #000000" fo:border-right="0.05pt solid #000000" fo:border-top="none" fo:border-bottom="0.05pt solid #000000"/>
    </style:style>
    <style:style style:name="Tabel4.A3" style:family="table-cell" style:data-style-name="N0">
      <style:table-cell-properties fo:padding="0.097cm" fo:border-left="0.05pt solid #000000" fo:border-right="none" fo:border-top="none" fo:border-bottom="0.05pt solid #000000"/>
    </style:style>
    <style:style style:name="Tabel4.D3" style:family="table-cell" style:data-style-name="N0">
      <style:table-cell-properties fo:padding="0.097cm" fo:border-left="0.05pt solid #000000" fo:border-right="0.05pt solid #000000" fo:border-top="none" fo:border-bottom="0.05pt solid #000000"/>
    </style:style>
    <style:style style:name="Tabel5" style:family="table">
      <style:table-properties style:width="17cm" table:align="margins"/>
    </style:style>
    <style:style style:name="Tabel5.A" style:family="table-column">
      <style:table-column-properties style:column-width="4.249cm" style:rel-column-width="16383*"/>
    </style:style>
    <style:style style:name="Tabel5.D" style:family="table-column">
      <style:table-column-properties style:column-width="4.251cm" style:rel-column-width="16386*"/>
    </style:style>
    <style:style style:name="Tabel5.A1" style:family="table-cell">
      <style:table-cell-properties fo:padding="0.097cm" fo:border-left="0.05pt solid #000000" fo:border-right="none" fo:border-top="0.05pt solid #000000" fo:border-bottom="0.05pt solid #000000"/>
    </style:style>
    <style:style style:name="Tabel5.D1" style:family="table-cell">
      <style:table-cell-properties fo:padding="0.097cm" fo:border="0.05pt solid #000000"/>
    </style:style>
    <style:style style:name="Tabel5.A2" style:family="table-cell">
      <style:table-cell-properties fo:padding="0.097cm" fo:border-left="0.05pt solid #000000" fo:border-right="0.05pt solid #000000" fo:border-top="none" fo:border-bottom="0.05pt solid #000000"/>
    </style:style>
    <style:style style:name="Tabel5.A3" style:family="table-cell" style:data-style-name="N0">
      <style:table-cell-properties fo:padding="0.097cm" fo:border-left="0.05pt solid #000000" fo:border-right="none" fo:border-top="none" fo:border-bottom="0.05pt solid #000000"/>
    </style:style>
    <style:style style:name="Tabel5.D3" style:family="table-cell" style:data-style-name="N0">
      <style:table-cell-properties fo:padding="0.097cm" fo:border-left="0.05pt solid #000000" fo:border-right="0.05pt solid #000000" fo:border-top="none" fo:border-bottom="0.05pt solid #000000"/>
    </style:style>
    <style:style style:name="Tabel6" style:family="table">
      <style:table-properties style:width="17cm" table:align="margins"/>
    </style:style>
    <style:style style:name="Tabel6.A" style:family="table-column">
      <style:table-column-properties style:column-width="4.249cm" style:rel-column-width="16383*"/>
    </style:style>
    <style:style style:name="Tabel6.D" style:family="table-column">
      <style:table-column-properties style:column-width="4.251cm" style:rel-column-width="16386*"/>
    </style:style>
    <style:style style:name="Tabel6.A1" style:family="table-cell">
      <style:table-cell-properties fo:padding="0.097cm" fo:border-left="0.05pt solid #000000" fo:border-right="none" fo:border-top="0.05pt solid #000000" fo:border-bottom="0.05pt solid #000000"/>
    </style:style>
    <style:style style:name="Tabel6.D1" style:family="table-cell">
      <style:table-cell-properties fo:padding="0.097cm" fo:border="0.05pt solid #000000"/>
    </style:style>
    <style:style style:name="Tabel6.A2" style:family="table-cell">
      <style:table-cell-properties fo:padding="0.097cm" fo:border-left="0.05pt solid #000000" fo:border-right="0.05pt solid #000000" fo:border-top="none" fo:border-bottom="0.05pt solid #000000"/>
    </style:style>
    <style:style style:name="Tabel6.A3" style:family="table-cell" style:data-style-name="N0">
      <style:table-cell-properties fo:padding="0.097cm" fo:border-left="0.05pt solid #000000" fo:border-right="none" fo:border-top="none" fo:border-bottom="0.05pt solid #000000"/>
    </style:style>
    <style:style style:name="Tabel6.D3" style:family="table-cell" style:data-style-name="N0">
      <style:table-cell-properties fo:padding="0.097cm" fo:border-left="0.05pt solid #000000" fo:border-right="0.05pt solid #000000" fo:border-top="none" fo:border-bottom="0.05pt solid #000000"/>
    </style:style>
    <style:style style:name="Tabel7" style:family="table">
      <style:table-properties style:width="17cm" table:align="margins"/>
    </style:style>
    <style:style style:name="Tabel7.A" style:family="table-column">
      <style:table-column-properties style:column-width="4.249cm" style:rel-column-width="16383*"/>
    </style:style>
    <style:style style:name="Tabel7.D" style:family="table-column">
      <style:table-column-properties style:column-width="4.251cm" style:rel-column-width="16386*"/>
    </style:style>
    <style:style style:name="Tabel7.A1" style:family="table-cell">
      <style:table-cell-properties fo:padding="0.097cm" fo:border-left="0.05pt solid #000000" fo:border-right="none" fo:border-top="0.05pt solid #000000" fo:border-bottom="0.05pt solid #000000"/>
    </style:style>
    <style:style style:name="Tabel7.D1" style:family="table-cell">
      <style:table-cell-properties fo:padding="0.097cm" fo:border="0.05pt solid #000000"/>
    </style:style>
    <style:style style:name="Tabel7.A2" style:family="table-cell">
      <style:table-cell-properties fo:padding="0.097cm" fo:border-left="0.05pt solid #000000" fo:border-right="0.05pt solid #000000" fo:border-top="none" fo:border-bottom="0.05pt solid #000000"/>
    </style:style>
    <style:style style:name="Tabel7.A3" style:family="table-cell" style:data-style-name="N0">
      <style:table-cell-properties fo:padding="0.097cm" fo:border-left="0.05pt solid #000000" fo:border-right="none" fo:border-top="none" fo:border-bottom="0.05pt solid #000000"/>
    </style:style>
    <style:style style:name="Tabel7.D3" style:family="table-cell" style:data-style-name="N0">
      <style:table-cell-properties fo:padding="0.097cm" fo:border-left="0.05pt solid #000000" fo:border-right="0.05pt solid #000000" fo:border-top="none" fo:border-bottom="0.05pt solid #000000"/>
    </style:style>
    <style:style style:name="Tabel8" style:family="table">
      <style:table-properties style:width="17cm" table:align="margins"/>
    </style:style>
    <style:style style:name="Tabel8.A" style:family="table-column">
      <style:table-column-properties style:column-width="4.249cm" style:rel-column-width="16383*"/>
    </style:style>
    <style:style style:name="Tabel8.D" style:family="table-column">
      <style:table-column-properties style:column-width="4.251cm" style:rel-column-width="16386*"/>
    </style:style>
    <style:style style:name="Tabel8.A1" style:family="table-cell">
      <style:table-cell-properties fo:padding="0.097cm" fo:border-left="0.05pt solid #000000" fo:border-right="none" fo:border-top="0.05pt solid #000000" fo:border-bottom="0.05pt solid #000000"/>
    </style:style>
    <style:style style:name="Tabel8.D1" style:family="table-cell">
      <style:table-cell-properties fo:padding="0.097cm" fo:border="0.05pt solid #000000"/>
    </style:style>
    <style:style style:name="Tabel8.A2" style:family="table-cell">
      <style:table-cell-properties fo:padding="0.097cm" fo:border-left="0.05pt solid #000000" fo:border-right="0.05pt solid #000000" fo:border-top="none" fo:border-bottom="0.05pt solid #000000"/>
    </style:style>
    <style:style style:name="Tabel8.A3" style:family="table-cell" style:data-style-name="N0">
      <style:table-cell-properties fo:padding="0.097cm" fo:border-left="0.05pt solid #000000" fo:border-right="none" fo:border-top="none" fo:border-bottom="0.05pt solid #000000"/>
    </style:style>
    <style:style style:name="Tabel8.D3"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text-properties style:font-name="TlwgMono" fo:font-size="8pt" style:font-size-asian="8pt" style:font-size-complex="8pt"/>
    </style:style>
    <style:style style:name="P7" style:family="paragraph" style:parent-style-name="Standard">
      <style:paragraph-properties fo:break-before="page"/>
    </style:style>
    <style:style style:name="P8"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9" style:family="paragraph" style:parent-style-name="Table_20_Contents">
      <style:paragraph-properties fo:text-align="start" style:justify-single-word="false"/>
      <style:text-properties style:font-name="TlwgMono" fo:font-size="8pt" style:font-size-asian="8pt" style:font-size-complex="8pt"/>
    </style:style>
    <style:style style:name="P10" style:family="paragraph" style:parent-style-name="Table_20_Contents">
      <style:paragraph-properties fo:text-align="start" style:justify-single-word="false"/>
      <style:text-properties style:font-name="TlwgMono" fo:font-size="8pt" fo:font-weight="normal" style:font-size-asian="8pt" style:font-weight-asian="normal" style:font-size-complex="8pt" style:font-weight-complex="normal"/>
    </style:style>
    <style:style style:name="P11" style:family="paragraph" style:parent-style-name="Table_20_Contents">
      <style:paragraph-properties fo:text-align="start" style:justify-single-word="false"/>
      <style:text-properties style:font-name="TlwgMono" fo:font-size="8pt" fo:font-weight="bold" style:font-size-asian="8pt" style:font-weight-asian="bold" style:font-size-complex="8pt" style:font-weight-complex="bold"/>
    </style:style>
    <style:style style:name="P12" style:family="paragraph" style:parent-style-name="Standard">
      <style:paragraph-properties fo:text-align="start" style:justify-single-word="false"/>
      <style:text-properties style:font-name="TlwgMono"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font-name="TlwgMono"/>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ize="16pt" fo:font-weight="bold" style:font-size-asian="16pt" style:font-weight-asian="bold" style:font-size-complex="16pt"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vertical-pos="from-top" style:vertical-rel="paragraph" style:horizontal-pos="from-left" style:horizontal-rel="paragraph"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5">Collective Intelligence – Assignment 2</text:span></text:p>
      <text:p text:style-name="P3"/>
      <text:p text:style-name="P1">How to use:</text:p>
      <text:p text:style-name="P4">Startup python</text:p>
      <text:p text:style-name="P4"/>
      <text:p text:style-name="P4">Import the main file</text:p>
      <text:p text:style-name="P12">&gt;&gt;&gt;import scheduler</text:p>
      <text:p text:style-name="P4"><text:tab/></text:p>
      <text:p text:style-name="P4">run the normal scheduler taking only single flights into account</text:p>
      <text:p text:style-name="P12">&gt;&gt;&gt;scheduler.bestschedule() </text:p>
      <text:p text:style-name="P4"/>
      <text:p text:style-name="P4">run the edited scheduler for retour flights</text:p>
      <text:p text:style-name="P12">&gt;&gt;&gt;scheduler.bestretourschedule()</text:p>
      <text:p text:style-name="P4"/>
      <text:p text:style-name="P4">run the retour scheduler using the algorithm with a dynamic mutation rate</text:p>
      <text:p text:style-name="P12">&gt;&gt;&gt;scheduler.bestretourschedule2()</text:p>
      <text:p text:style-name="P4"><text:tab/></text:p>
      <text:p text:style-name="P4">run the brute force algorithms (takes almost forever)</text:p>
      <text:p text:style-name="P4"><text:span text:style-name="T2">&gt;&gt;&gt;</text:span><text:span text:style-name="T2">scheduler.</text:span><text:span text:style-name="T2">bruteforce()</text:span></text:p>
      <text:p text:style-name="P12"/>
      <text:p text:style-name="P1">How it works:</text:p>
      <text:p text:style-name="P4">The retour functionality:</text:p>
      <text:p text:style-name="P4">First of all I made a new class RetourTicket which can be found in the general.py file. Objects of this class would be used to store the price of the ticket and the two flights it combined into a round-trip flight. I also created a loadRetourTickets function which would read retourtickets from a file and return a list filled with RetourTicket objects.</text:p>
      <text:p text:style-name="P4">I created a new function retourschedulecost, which is the same as the schedulecost function except it checks if the solution can profit from the new retour prices, if so, it overwrites <text:tab/>the previous ticketcost, which was based on two single flights. I wanted to keep the old schedulecost function for comparing the two later on. The last thing that needed editing was<text:tab/>the printschedule function, so it would print the flightcost.</text:p>
      <text:p text:style-name="P4"><text:tab/></text:p>
      <text:p text:style-name="P4">The algorithm with dynamic mutation:</text:p>
      <text:p text:style-name="P4">The desired behavior of the algorithm is that it starts with a lot of mutations and with each iteration the number of mutations decrease. I did some estimations and came up with his formula:</text:p>
      <text:p text:style-name="P4"/>
      <text:p text:style-name="P4"><draw:frame draw:style-name="fr1" draw:name="Object1" text:anchor-type="as-char" svg:width="7.539cm" svg:height="1.016cm" draw:z-index="0"><draw:object xlink:href="./Object 1" xlink:type="simple" xlink:show="embed" xlink:actuate="onLoad"/><draw:image xlink:href="./ObjectReplacements/Object 1" xlink:type="simple" xlink:show="embed" xlink:actuate="onLoad"/></draw:frame></text:p>
      <text:p text:style-name="P4"/>
      <text:p text:style-name="P4">With a mutation probability of 0.2 the result of this formula lies between 0,4 and 0,067. <text:tab/>Starting high, but with each iteration the chance of a mutation becomes smaller. In the original file the mutation probability was a static 0.2.</text:p>
      <text:p text:style-name="P4"/>
      <text:p text:style-name="P4">The brute force algorithm:</text:p>
      <text:p text:style-name="P4">I also created a brute force algorithm, it's very easy, just a lot of for loops. When I executed it, I soon found out it would take a very long time, and would never get a result before the deadline of this assignment. </text:p>
      <text:p text:style-name="P8">Testing:</text:p>
      <text:p text:style-name="P5"/>
      <text:p text:style-name="P1"><text:span text:style-name="T1">After adding the new retourschedulecost function, I was of course very curious how much this would improve </text:span><text:span text:style-name="T1">the </text:span><text:span text:style-name="T1">schedule cost. </text:span><text:span text:style-name="T1">To test this I ran the algorithms 100 times, and averaged the scores to compare them (I'll use this method for all test</text:span><text:span text:style-name="T1">s</text:span><text:span text:style-name="T1">).</text:span></text:p>
      <table:table table:name="Tabel1" table:style-name="Tabel1">
        <table:table-column table:style-name="Tabel1.A" table:number-columns-repeated="3"/>
        <table:table-column table:style-name="Tabel1.D"/>
        <table:table-row>
          <table:table-cell table:style-name="Tabel1.A1" office:value-type="string">
            <text:p text:style-name="P9">n (number of runs)</text:p>
          </table:table-cell>
          <table:table-cell table:style-name="Tabel1.A1" office:value-type="string">
            <text:p text:style-name="P6">min:</text:p>
          </table:table-cell>
          <table:table-cell table:style-name="Tabel1.A1" office:value-type="string">
            <text:p text:style-name="P6">max:</text:p>
          </table:table-cell>
          <table:table-cell table:style-name="Tabel1.D1" office:value-type="string">
            <text:p text:style-name="P6">avg:</text:p>
          </table:table-cell>
        </table:table-row>
        <table:table-row>
          <table:table-cell table:style-name="Tabel1.A2" table:number-columns-spanned="4" office:value-type="string">
            <text:p text:style-name="P9">geneticoptimize,popsize=100,step=1,mutprob=0.2,elite=0.25,maxiter=100,<text:span text:style-name="T4">schedulecost</text:span></text:p>
          </table:table-cell>
          <table:covered-table-cell/>
          <table:covered-table-cell/>
          <table:covered-table-cell/>
        </table:table-row>
        <table:table-row>
          <table:table-cell table:style-name="Tabel1.A3" office:value-type="float" office:value="100">
            <text:p text:style-name="P9">100</text:p>
          </table:table-cell>
          <table:table-cell table:style-name="Tabel1.A3" office:value-type="float" office:value="2075">
            <text:p text:style-name="P9">2075</text:p>
          </table:table-cell>
          <table:table-cell table:style-name="Tabel1.A3" office:value-type="float" office:value="2331">
            <text:p text:style-name="P9">2331</text:p>
          </table:table-cell>
          <table:table-cell table:style-name="Tabel1.D3" office:value-type="float" office:value="2179.68">
            <text:p text:style-name="P9">2179,68</text:p>
          </table:table-cell>
        </table:table-row>
        <table:table-row>
          <table:table-cell table:style-name="Tabel1.A2" table:number-columns-spanned="4" office:value-type="string">
            <text:p text:style-name="P9">geneticoptimize,popsize=100,step=1,mutprob=0.2,elite=0.25,maxiter=100,<text:span text:style-name="T4">retourschedulecost</text:span></text:p>
          </table:table-cell>
          <table:covered-table-cell/>
          <table:covered-table-cell/>
          <table:covered-table-cell/>
        </table:table-row>
        <table:table-row>
          <table:table-cell table:style-name="Tabel1.A3" office:value-type="float" office:value="100">
            <text:p text:style-name="P9">100</text:p>
          </table:table-cell>
          <table:table-cell table:style-name="Tabel1.A3" office:value-type="float" office:value="1901">
            <text:p text:style-name="P9">1901</text:p>
          </table:table-cell>
          <table:table-cell table:style-name="Tabel1.A3" office:value-type="float" office:value="2359">
            <text:p text:style-name="P9">2359</text:p>
          </table:table-cell>
          <table:table-cell table:style-name="Tabel1.D3" office:value-type="float" office:value="2072.34">
            <text:p text:style-name="P9">2072,34</text:p>
          </table:table-cell>
        </table:table-row>
      </table:table>
      <text:p text:style-name="P1"><text:span text:style-name="T1">As expected, addin</text:span><text:span text:style-name="T1">g the retour prices created some cheaper solutions (in price and time). You could actually see the retour price as some kind of discount, and that is exactly </text:span><text:span text:style-name="T1">what </text:span><text:span text:style-name="T1">the cost function </text:span><text:span text:style-name="T1">does.</text:span><text:span text:style-name="T1"> </text:span><text:span text:style-name="T1">W</text:span><text:span text:style-name="T1">hen two flights </text:span><text:span text:style-name="T1">from the solution appear in the retour tickets file, it replaces their price with a lower one. When you look at it this way, and try to imagine what the solution space looks like, you'll notice the problem might get harder to solve. Let me explain this with a picture.</text:span></text:p>
      <text:p text:style-name="P1"><draw:frame draw:style-name="fr2" draw:name="Object2" text:anchor-type="paragraph" svg:x="0.542cm" svg:y="0.194cm" svg:width="15.917cm" svg:height="8.283cm" draw:z-index="1"><draw:object xlink:href="./Object 2" xlink:type="simple" xlink:show="embed" xlink:actuate="onLoad"/><draw:image xlink:href="./ObjectReplacements/Object 2" xlink:type="simple" xlink:show="embed" xlink:actuate="onLoad"/></draw:frame><text:span text:style-name="T1">W</text:span><text:span text:style-name="T1">hen you're only </text:span><text:span text:style-name="T1">using</text:span><text:span text:style-name="T1"> single flights, </text:span><text:span text:style-name="T1">t</text:span><text:span text:style-name="T1">here aren't </text:span><text:span text:style-name="T1">any </text:span><text:span text:style-name="T1">big differences in price </text:span><text:span text:style-name="T1">(if the origin and destination are the same)</text:span><text:span text:style-name="T1">. When you add retour tickets, a few tickets would be much cheaper than others. This creates big 'unpredictable' minima in the solution space </text:span><text:span text:style-name="T1">and increases the chance of the algorithm getting stuck at a local minimum and not being able to find the optimal solution. </text:span></text:p>
      <text:p text:style-name="P4"/>
      <text:p text:style-name="P4">The step size is used when a solution mutates and determines how big the mutation is. It might be interesting to test if the algorithm will be able to find the optimal solution better by increasing this. Doing so, will increase the chance of hopping over a 'bump' (maximum) and discovering the minimum, but it will also increase the chance of completely jumping over this minimum.</text:p>
      <text:p text:style-name="P4"/>
      <text:p text:style-name="P15"/>
      <table:table table:name="Tabel2" table:style-name="Tabel2">
        <table:table-column table:style-name="Tabel2.A" table:number-columns-repeated="3"/>
        <table:table-column table:style-name="Tabel2.D"/>
        <table:table-row>
          <table:table-cell table:style-name="Tabel2.A1" office:value-type="string">
            <text:p text:style-name="P9">n (number of runs)</text:p>
          </table:table-cell>
          <table:table-cell table:style-name="Tabel2.A1" office:value-type="string">
            <text:p text:style-name="P6">min:</text:p>
          </table:table-cell>
          <table:table-cell table:style-name="Tabel2.A1" office:value-type="string">
            <text:p text:style-name="P6">max:</text:p>
          </table:table-cell>
          <table:table-cell table:style-name="Tabel2.D1" office:value-type="string">
            <text:p text:style-name="P6">avg:</text:p>
          </table:table-cell>
        </table:table-row>
        <table:table-row>
          <table:table-cell table:style-name="Tabel2.A2" table:number-columns-spanned="4" office:value-type="string">
            <text:p text:style-name="P10">geneticoptimize,popsize=100,<text:span text:style-name="T4">step=1</text:span>,mutprob=0.2,elite=0.25,maxiter=100,retourschedulecost</text:p>
          </table:table-cell>
          <table:covered-table-cell/>
          <table:covered-table-cell/>
          <table:covered-table-cell/>
        </table:table-row>
        <table:table-row>
          <table:table-cell table:style-name="Tabel2.A3" office:value-type="float" office:value="100">
            <text:p text:style-name="P9">100</text:p>
          </table:table-cell>
          <table:table-cell table:style-name="Tabel2.A3" office:value-type="float" office:value="1901">
            <text:p text:style-name="P9">1901</text:p>
          </table:table-cell>
          <table:table-cell table:style-name="Tabel2.A3" office:value-type="float" office:value="2359">
            <text:p text:style-name="P9">2359</text:p>
          </table:table-cell>
          <table:table-cell table:style-name="Tabel2.D3" office:value-type="float" office:value="2072.34">
            <text:p text:style-name="P9">2072,34</text:p>
          </table:table-cell>
        </table:table-row>
        <table:table-row>
          <table:table-cell table:style-name="Tabel2.A2" table:number-columns-spanned="4" office:value-type="string">
            <text:p text:style-name="P10">geneticoptimize,popsize=100,<text:span text:style-name="T4">step=2</text:span>,mutprob=0.2,elite=0.25,maxiter=100,retourschedulecost</text:p>
          </table:table-cell>
          <table:covered-table-cell/>
          <table:covered-table-cell/>
          <table:covered-table-cell/>
        </table:table-row>
        <table:table-row>
          <table:table-cell table:style-name="Tabel2.A3" office:value-type="float" office:value="100">
            <text:p text:style-name="P9">100</text:p>
          </table:table-cell>
          <table:table-cell table:style-name="Tabel2.A3" office:value-type="float" office:value="1900">
            <text:p text:style-name="P9">1900</text:p>
          </table:table-cell>
          <table:table-cell table:style-name="Tabel2.B7" office:value-type="string">
            <text:p text:style-name="P9">2332</text:p>
          </table:table-cell>
          <table:table-cell table:style-name="Tabel2.D3" office:value-type="float" office:value="2067.44">
            <text:p text:style-name="P9">2067,44</text:p>
          </table:table-cell>
        </table:table-row>
        <table:table-row>
          <table:table-cell table:style-name="Tabel2.A2" table:number-columns-spanned="4" office:value-type="string">
            <text:p text:style-name="P10">geneticoptimize,popsize=100,<text:span text:style-name="T4">step=3</text:span>,mutprob=0.2,elite=0.25,maxiter=100,retourschedulecost</text:p>
          </table:table-cell>
          <table:covered-table-cell/>
          <table:covered-table-cell/>
          <table:covered-table-cell/>
        </table:table-row>
        <table:table-row>
          <table:table-cell table:style-name="Tabel2.A3" office:value-type="float" office:value="100">
            <text:p text:style-name="P9">100</text:p>
          </table:table-cell>
          <table:table-cell table:style-name="Tabel2.B7" office:value-type="string">
            <text:p text:style-name="P9">1900</text:p>
          </table:table-cell>
          <table:table-cell table:style-name="Tabel2.A3" office:value-type="float" office:value="2334">
            <text:p text:style-name="P9">2334</text:p>
          </table:table-cell>
          <table:table-cell table:style-name="Tabel2.D3" office:value-type="float" office:value="2122.32">
            <text:p text:style-name="P9">2122,32</text:p>
          </table:table-cell>
        </table:table-row>
      </table:table>
      <text:p text:style-name="P1"><text:span text:style-name="T1">By increasing the stepsize from 1 to 2 the average cost decreases a bit, but not enough to call it a significant improvement. When increasing the stepsize </text:span><text:span text:style-name="T1">to 3 the performance decreases again.</text:span></text:p>
      <text:p text:style-name="P4"/>
      <table:table table:name="Tabel3" table:style-name="Tabel3">
        <table:table-column table:style-name="Tabel3.A" table:number-columns-repeated="3"/>
        <table:table-column table:style-name="Tabel3.D"/>
        <table:table-row>
          <table:table-cell table:style-name="Tabel3.A1" office:value-type="string">
            <text:p text:style-name="P9">n (number of runs)</text:p>
          </table:table-cell>
          <table:table-cell table:style-name="Tabel3.A1" office:value-type="string">
            <text:p text:style-name="P6">min:</text:p>
          </table:table-cell>
          <table:table-cell table:style-name="Tabel3.A1" office:value-type="string">
            <text:p text:style-name="P6">max:</text:p>
          </table:table-cell>
          <table:table-cell table:style-name="Tabel3.D1" office:value-type="string">
            <text:p text:style-name="P6">avg:</text:p>
          </table:table-cell>
        </table:table-row>
        <table:table-row>
          <table:table-cell table:style-name="Tabel3.A2" table:number-columns-spanned="4" office:value-type="string">
            <text:p text:style-name="P10">geneticoptimize,popsize=100,step=1,<text:span text:style-name="T4">mutprob=0.05</text:span>,elite=0.25,maxiter=500,retourschedulecost</text:p>
          </table:table-cell>
          <table:covered-table-cell/>
          <table:covered-table-cell/>
          <table:covered-table-cell/>
        </table:table-row>
        <table:table-row>
          <table:table-cell table:style-name="Tabel3.A3" office:value-type="float" office:value="100">
            <text:p text:style-name="P9">100</text:p>
          </table:table-cell>
          <table:table-cell table:style-name="Tabel3.A3" office:value-type="float" office:value="1891">
            <text:p text:style-name="P9">1891</text:p>
          </table:table-cell>
          <table:table-cell table:style-name="Tabel3.A3" office:value-type="float" office:value="2391">
            <text:p text:style-name="P9">2391</text:p>
          </table:table-cell>
          <table:table-cell table:style-name="Tabel3.D3" office:value-type="float" office:value="2091.43">
            <text:p text:style-name="P9">2091,43</text:p>
          </table:table-cell>
        </table:table-row>
        <table:table-row>
          <table:table-cell table:style-name="Tabel3.A2" table:number-columns-spanned="4" office:value-type="string">
            <text:p text:style-name="P10">geneticoptimize,popsize=100,step=1,<text:span text:style-name="T4">mutprob=0.1</text:span>,elite=0.25,maxiter=500,retourschedulecost</text:p>
          </table:table-cell>
          <table:covered-table-cell/>
          <table:covered-table-cell/>
          <table:covered-table-cell/>
        </table:table-row>
        <table:table-row>
          <table:table-cell table:style-name="Tabel3.A3" office:value-type="float" office:value="100">
            <text:p text:style-name="P9">100</text:p>
          </table:table-cell>
          <table:table-cell table:style-name="Tabel3.A3" office:value-type="float" office:value="1891">
            <text:p text:style-name="P9">1891</text:p>
          </table:table-cell>
          <table:table-cell table:style-name="Tabel3.A3" office:value-type="float" office:value="2259">
            <text:p text:style-name="P9">2259</text:p>
          </table:table-cell>
          <table:table-cell table:style-name="Tabel3.D3" office:value-type="float" office:value="2068.95">
            <text:p text:style-name="P9">2068,95</text:p>
          </table:table-cell>
        </table:table-row>
        <table:table-row>
          <table:table-cell table:style-name="Tabel3.A2" table:number-columns-spanned="4" office:value-type="string">
            <text:p text:style-name="P10">geneticoptimize,popsize=100,step=1,<text:span text:style-name="T4">mutprob=0.2</text:span>,elite=0.25,maxiter=100,retourschedulecost</text:p>
          </table:table-cell>
          <table:covered-table-cell/>
          <table:covered-table-cell/>
          <table:covered-table-cell/>
        </table:table-row>
        <table:table-row>
          <table:table-cell table:style-name="Tabel3.A3" office:value-type="float" office:value="100">
            <text:p text:style-name="P9">100</text:p>
          </table:table-cell>
          <table:table-cell table:style-name="Tabel3.A3" office:value-type="float" office:value="1901">
            <text:p text:style-name="P9">1901</text:p>
          </table:table-cell>
          <table:table-cell table:style-name="Tabel3.A3" office:value-type="float" office:value="2359">
            <text:p text:style-name="P9">2359</text:p>
          </table:table-cell>
          <table:table-cell table:style-name="Tabel3.D3" office:value-type="float" office:value="2072.34">
            <text:p text:style-name="P9">2072,34</text:p>
          </table:table-cell>
        </table:table-row>
        <table:table-row>
          <table:table-cell table:style-name="Tabel3.A2" table:number-columns-spanned="4" office:value-type="string">
            <text:p text:style-name="P9">geneticoptimize,popsize=100,step=1,<text:span text:style-name="T4">mutprob=0.3</text:span>,elite=0.25,maxiter=500,retourschedulecost</text:p>
          </table:table-cell>
          <table:covered-table-cell/>
          <table:covered-table-cell/>
          <table:covered-table-cell/>
        </table:table-row>
        <table:table-row>
          <table:table-cell table:style-name="Tabel3.A3" office:value-type="float" office:value="100">
            <text:p text:style-name="P9">100</text:p>
          </table:table-cell>
          <table:table-cell table:style-name="Tabel3.A3" office:value-type="float" office:value="1891">
            <text:p text:style-name="P9">1891</text:p>
          </table:table-cell>
          <table:table-cell table:style-name="Tabel3.A3" office:value-type="float" office:value="2261">
            <text:p text:style-name="P9">2261</text:p>
          </table:table-cell>
          <table:table-cell table:style-name="Tabel3.D3" office:value-type="float" office:value="2078.61">
            <text:p text:style-name="P9">2078,61</text:p>
          </table:table-cell>
        </table:table-row>
      </table:table>
      <text:p text:style-name="Standard">The amount of mutations, by increasing their probability, is also something to experiment with. I didn't know what a good setting would be so I just tried some different values. Apparently 0,05 is too low and 0,3 is too high. It doesn't make really big differences though, settings like 0,1 and 0,2 seem to work fine.</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P9">n (number of runs)</text:p>
          </table:table-cell>
          <table:table-cell table:style-name="Tabel4.A1" office:value-type="string">
            <text:p text:style-name="P6">min:</text:p>
          </table:table-cell>
          <table:table-cell table:style-name="Tabel4.A1" office:value-type="string">
            <text:p text:style-name="P6">max:</text:p>
          </table:table-cell>
          <table:table-cell table:style-name="Tabel4.D1" office:value-type="string">
            <text:p text:style-name="P6">avg:</text:p>
          </table:table-cell>
        </table:table-row>
        <table:table-row>
          <table:table-cell table:style-name="Tabel4.A2" table:number-columns-spanned="4" office:value-type="string">
            <text:p text:style-name="P10">geneticoptimize,<text:span text:style-name="T4">popsize=100</text:span>,step=1,mutprob=0.2,elite=0.25<text:span text:style-name="T4">,maxiter=100</text:span>,retourschedulecost</text:p>
          </table:table-cell>
          <table:covered-table-cell/>
          <table:covered-table-cell/>
          <table:covered-table-cell/>
        </table:table-row>
        <table:table-row>
          <table:table-cell table:style-name="Tabel4.A3" office:value-type="float" office:value="100">
            <text:p text:style-name="P9">100</text:p>
          </table:table-cell>
          <table:table-cell table:style-name="Tabel4.A3" office:value-type="float" office:value="1901">
            <text:p text:style-name="P9">1901</text:p>
          </table:table-cell>
          <table:table-cell table:style-name="Tabel4.A3" office:value-type="float" office:value="2359">
            <text:p text:style-name="P9">2359</text:p>
          </table:table-cell>
          <table:table-cell table:style-name="Tabel4.D3" office:value-type="float" office:value="2072.34">
            <text:p text:style-name="P9">2072,34</text:p>
          </table:table-cell>
        </table:table-row>
        <table:table-row>
          <table:table-cell table:style-name="Tabel4.A2" table:number-columns-spanned="4" office:value-type="string">
            <text:p text:style-name="P10">geneticoptimize,<text:span text:style-name="T4">popsize=100</text:span>,step=1,mutprob=0.2,elite=0.25,<text:span text:style-name="T4">maxiter=500</text:span>,retourschedulecost</text:p>
          </table:table-cell>
          <table:covered-table-cell/>
          <table:covered-table-cell/>
          <table:covered-table-cell/>
        </table:table-row>
        <table:table-row>
          <table:table-cell table:style-name="Tabel4.A3" office:value-type="float" office:value="100">
            <text:p text:style-name="P9">100</text:p>
          </table:table-cell>
          <table:table-cell table:style-name="Tabel4.A3" office:value-type="float" office:value="1891">
            <text:p text:style-name="P9">1891</text:p>
          </table:table-cell>
          <table:table-cell table:style-name="Tabel4.A3" office:value-type="float" office:value="2272">
            <text:p text:style-name="P9">2272</text:p>
          </table:table-cell>
          <table:table-cell table:style-name="Tabel4.D3" office:value-type="float" office:value="2071.63">
            <text:p text:style-name="P9">2071,63</text:p>
          </table:table-cell>
        </table:table-row>
        <table:table-row>
          <table:table-cell table:style-name="Tabel4.A2" table:number-columns-spanned="4" office:value-type="string">
            <text:p text:style-name="P10">geneticoptimize,<text:span text:style-name="T4">popsize=500</text:span>,step=1,mutprob=0.2,elite=0.25,<text:span text:style-name="T4">maxiter=100</text:span>,retourschedulecost</text:p>
          </table:table-cell>
          <table:covered-table-cell/>
          <table:covered-table-cell/>
          <table:covered-table-cell/>
        </table:table-row>
        <table:table-row>
          <table:table-cell table:style-name="Tabel4.A3" office:value-type="float" office:value="100">
            <text:p text:style-name="P9">100</text:p>
          </table:table-cell>
          <table:table-cell table:style-name="Tabel4.A3" office:value-type="float" office:value="1891">
            <text:p text:style-name="P9">1891</text:p>
          </table:table-cell>
          <table:table-cell table:style-name="Tabel4.A3" office:value-type="float" office:value="2077">
            <text:p text:style-name="P9">2077</text:p>
          </table:table-cell>
          <table:table-cell table:style-name="Tabel4.D3" office:value-type="float" office:value="1933.25">
            <text:p text:style-name="P9">1933,25</text:p>
          </table:table-cell>
        </table:table-row>
      </table:table>
      <text:p text:style-name="Standard">I expected a lot from these adjustments, by increasing the population or the maximum iterations the algorithm gets to make more calculations and therefore give better results. Increasing the maximum number of iterations did lower the maximum (worst solution) quite a bit, but on average it didn't perform any better while taking much longer to complete than the standard maximum of 100 iterations. Increasing the population size did have dramatic effects! An average score of 1933,25 is really good. </text:p>
      <text:p text:style-name="Standard">The geneticoptimize function uses the survival-of-the-fittest-idea, the top 25% of a population will survive every iteration. So when the population is 5 times bigger, what happens if I only let the top 5% of the population live, will they start a super population and thus return the optimal solution every time? Probably not, but let's find out:</text:p>
      <table:table table:name="Tabel5" table:style-name="Tabel5">
        <table:table-column table:style-name="Tabel5.A" table:number-columns-repeated="3"/>
        <table:table-column table:style-name="Tabel5.D"/>
        <table:table-row>
          <table:table-cell table:style-name="Tabel5.A1" office:value-type="string">
            <text:p text:style-name="P9">n (number of runs)</text:p>
          </table:table-cell>
          <table:table-cell table:style-name="Tabel5.A1" office:value-type="string">
            <text:p text:style-name="P6">min:</text:p>
          </table:table-cell>
          <table:table-cell table:style-name="Tabel5.A1" office:value-type="string">
            <text:p text:style-name="P6">max:</text:p>
          </table:table-cell>
          <table:table-cell table:style-name="Tabel5.D1" office:value-type="string">
            <text:p text:style-name="P6">avg:</text:p>
          </table:table-cell>
        </table:table-row>
        <table:table-row>
          <table:table-cell table:style-name="Tabel5.A2" table:number-columns-spanned="4" office:value-type="string">
            <text:p text:style-name="P10">geneticoptimize,<text:span text:style-name="T4">popsize=500</text:span>,step=1,mutprob=0.2,<text:span text:style-name="T4">elite=0.05</text:span>,maxiter=100,retourschedulecost</text:p>
          </table:table-cell>
          <table:covered-table-cell/>
          <table:covered-table-cell/>
          <table:covered-table-cell/>
        </table:table-row>
        <table:table-row>
          <table:table-cell table:style-name="Tabel5.A3" office:value-type="float" office:value="100">
            <text:p text:style-name="P9">100</text:p>
          </table:table-cell>
          <table:table-cell table:style-name="Tabel5.A3" office:value-type="float" office:value="1891">
            <text:p text:style-name="P9">1891</text:p>
          </table:table-cell>
          <table:table-cell table:style-name="Tabel5.A3" office:value-type="float" office:value="2125">
            <text:p text:style-name="P9">2125</text:p>
          </table:table-cell>
          <table:table-cell table:style-name="Tabel5.D3" office:value-type="float" office:value="1987.54">
            <text:p text:style-name="P9">1987,54</text:p>
          </table:table-cell>
        </table:table-row>
      </table:table>
      <text:p text:style-name="Standard">The results are not that impressive, you're better of with the top 25%.</text:p>
      <text:p text:style-name="P7">Now it was time to check out the other algorithms including my tweaked version of geneticoptimize, proudly named geneticoptimize2.</text:p>
      <text:p text:style-name="Standard"/>
      <table:table table:name="Tabel6" table:style-name="Tabel6">
        <table:table-column table:style-name="Tabel6.A" table:number-columns-repeated="3"/>
        <table:table-column table:style-name="Tabel6.D"/>
        <table:table-row>
          <table:table-cell table:style-name="Tabel6.A1" office:value-type="string">
            <text:p text:style-name="P9">n (number of runs)</text:p>
          </table:table-cell>
          <table:table-cell table:style-name="Tabel6.A1" office:value-type="string">
            <text:p text:style-name="P6">min:</text:p>
          </table:table-cell>
          <table:table-cell table:style-name="Tabel6.A1" office:value-type="string">
            <text:p text:style-name="P6">max:</text:p>
          </table:table-cell>
          <table:table-cell table:style-name="Tabel6.D1" office:value-type="string">
            <text:p text:style-name="P6">avg:</text:p>
          </table:table-cell>
        </table:table-row>
        <table:table-row>
          <table:table-cell table:style-name="Tabel6.A2" table:number-columns-spanned="4" office:value-type="string">
            <text:p text:style-name="P11">geneticoptimize,popsize=100,step=1,mutprob=0.2,elite=0.25,maxiter=100,retourschedulecost</text:p>
          </table:table-cell>
          <table:covered-table-cell/>
          <table:covered-table-cell/>
          <table:covered-table-cell/>
        </table:table-row>
        <table:table-row>
          <table:table-cell table:style-name="Tabel6.A3" office:value-type="float" office:value="100">
            <text:p text:style-name="P9">100</text:p>
          </table:table-cell>
          <table:table-cell table:style-name="Tabel6.A3" office:value-type="float" office:value="1901">
            <text:p text:style-name="P9">1901</text:p>
          </table:table-cell>
          <table:table-cell table:style-name="Tabel6.A3" office:value-type="float" office:value="2359">
            <text:p text:style-name="P9">2359</text:p>
          </table:table-cell>
          <table:table-cell table:style-name="Tabel6.D3" office:value-type="float" office:value="2072.34">
            <text:p text:style-name="P9">2072,34</text:p>
          </table:table-cell>
        </table:table-row>
        <table:table-row>
          <table:table-cell table:style-name="Tabel6.A2" table:number-columns-spanned="4" office:value-type="string">
            <text:p text:style-name="P11">randomoptimize, retourschedulecost</text:p>
          </table:table-cell>
          <table:covered-table-cell/>
          <table:covered-table-cell/>
          <table:covered-table-cell/>
        </table:table-row>
        <table:table-row>
          <table:table-cell table:style-name="Tabel6.A3" office:value-type="float" office:value="100">
            <text:p text:style-name="P9">100</text:p>
          </table:table-cell>
          <table:table-cell table:style-name="Tabel6.A3" office:value-type="float" office:value="2253">
            <text:p text:style-name="P9">2253</text:p>
          </table:table-cell>
          <table:table-cell table:style-name="Tabel6.A3" office:value-type="float" office:value="2702">
            <text:p text:style-name="P9">2702</text:p>
          </table:table-cell>
          <table:table-cell table:style-name="Tabel6.D3" office:value-type="float" office:value="2570">
            <text:p text:style-name="P9">2570</text:p>
          </table:table-cell>
        </table:table-row>
        <table:table-row>
          <table:table-cell table:style-name="Tabel6.A2" table:number-columns-spanned="4" office:value-type="string">
            <text:p text:style-name="P11">hillclimb, retourschedulecost</text:p>
          </table:table-cell>
          <table:covered-table-cell/>
          <table:covered-table-cell/>
          <table:covered-table-cell/>
        </table:table-row>
        <table:table-row>
          <table:table-cell table:style-name="Tabel6.A3" office:value-type="float" office:value="100">
            <text:p text:style-name="P9">100</text:p>
          </table:table-cell>
          <table:table-cell table:style-name="Tabel6.A3" office:value-type="float" office:value="2069">
            <text:p text:style-name="P9">2069</text:p>
          </table:table-cell>
          <table:table-cell table:style-name="Tabel6.A3" office:value-type="float" office:value="2986">
            <text:p text:style-name="P9">2986</text:p>
          </table:table-cell>
          <table:table-cell table:style-name="Tabel6.D3" office:value-type="float" office:value="2501.29">
            <text:p text:style-name="P9">2501,29</text:p>
          </table:table-cell>
        </table:table-row>
        <table:table-row>
          <table:table-cell table:style-name="Tabel6.A2" table:number-columns-spanned="4" office:value-type="string">
            <text:p text:style-name="P11">annealingoptimize, retourschedulecost</text:p>
          </table:table-cell>
          <table:covered-table-cell/>
          <table:covered-table-cell/>
          <table:covered-table-cell/>
        </table:table-row>
        <table:table-row>
          <table:table-cell table:style-name="Tabel6.A3" office:value-type="float" office:value="100">
            <text:p text:style-name="P9">100</text:p>
          </table:table-cell>
          <table:table-cell table:style-name="Tabel6.A3" office:value-type="float" office:value="2209">
            <text:p text:style-name="P9">2209</text:p>
          </table:table-cell>
          <table:table-cell table:style-name="Tabel6.A3" office:value-type="float" office:value="3093">
            <text:p text:style-name="P9">3093</text:p>
          </table:table-cell>
          <table:table-cell table:style-name="Tabel6.D3" office:value-type="float" office:value="2584.58">
            <text:p text:style-name="P9">2584,58</text:p>
          </table:table-cell>
        </table:table-row>
        <table:table-row>
          <table:table-cell table:style-name="Tabel6.A2" table:number-columns-spanned="4" office:value-type="string">
            <text:p text:style-name="P11">geneticoptimize2,popsize=100,step=1,mutprob=0.2,elite=0.25,maxiter=100,retourschedulecost</text:p>
          </table:table-cell>
          <table:covered-table-cell/>
          <table:covered-table-cell/>
          <table:covered-table-cell/>
        </table:table-row>
        <table:table-row>
          <table:table-cell table:style-name="Tabel6.A3" office:value-type="float" office:value="100">
            <text:p text:style-name="P9">100</text:p>
          </table:table-cell>
          <table:table-cell table:style-name="Tabel6.A3" office:value-type="float" office:value="1900">
            <text:p text:style-name="P9">1900</text:p>
          </table:table-cell>
          <table:table-cell table:style-name="Tabel6.A3" office:value-type="float" office:value="2270">
            <text:p text:style-name="P9">2270</text:p>
          </table:table-cell>
          <table:table-cell table:style-name="Tabel6.D3" office:value-type="float" office:value="2037.65">
            <text:p text:style-name="P9">2037,65</text:p>
          </table:table-cell>
        </table:table-row>
      </table:table>
      <text:p text:style-name="Standard"/>
      <text:p text:style-name="Standard">My edited version of geneticoptimize, with it's dynamic mutation probability, has the best results. The other algorithms, didn't work very well. I expected more from annealingoptimize.</text:p>
      <text:p text:style-name="Standard"/>
      <text:p text:style-name="Standard">Two pages ago I made a point that adding the retour tickets would make it more likely for the algorithms to get stuck at local minima. This should be especially true for the hillclimbing algorithm.</text:p>
      <text:p text:style-name="Standard"/>
      <table:table table:name="Tabel7" table:style-name="Tabel7">
        <table:table-column table:style-name="Tabel7.A" table:number-columns-repeated="3"/>
        <table:table-column table:style-name="Tabel7.D"/>
        <table:table-row>
          <table:table-cell table:style-name="Tabel7.A1" office:value-type="string">
            <text:p text:style-name="P9">n (number of runs)</text:p>
          </table:table-cell>
          <table:table-cell table:style-name="Tabel7.A1" office:value-type="string">
            <text:p text:style-name="P6">min:</text:p>
          </table:table-cell>
          <table:table-cell table:style-name="Tabel7.A1" office:value-type="string">
            <text:p text:style-name="P6">max:</text:p>
          </table:table-cell>
          <table:table-cell table:style-name="Tabel7.D1" office:value-type="string">
            <text:p text:style-name="P6">avg:</text:p>
          </table:table-cell>
        </table:table-row>
        <table:table-row>
          <table:table-cell table:style-name="Tabel7.A2" table:number-columns-spanned="4" office:value-type="string">
            <text:p text:style-name="P11"><text:span text:style-name="T3">hillclimb,</text:span> schedulecost</text:p>
          </table:table-cell>
          <table:covered-table-cell/>
          <table:covered-table-cell/>
          <table:covered-table-cell/>
        </table:table-row>
        <table:table-row>
          <table:table-cell table:style-name="Tabel7.A3" office:value-type="float" office:value="100">
            <text:p text:style-name="P9">100</text:p>
          </table:table-cell>
          <table:table-cell table:style-name="Tabel7.A3" office:value-type="float" office:value="2110">
            <text:p text:style-name="P9">2110</text:p>
          </table:table-cell>
          <table:table-cell table:style-name="Tabel7.A3" office:value-type="float" office:value="3024">
            <text:p text:style-name="P9">3024</text:p>
          </table:table-cell>
          <table:table-cell table:style-name="Tabel7.D3" office:value-type="float" office:value="2559.38">
            <text:p text:style-name="P9">2559,38</text:p>
          </table:table-cell>
        </table:table-row>
        <table:table-row>
          <table:table-cell table:style-name="Tabel7.A2" table:number-columns-spanned="4" office:value-type="string">
            <text:p text:style-name="P11"><text:span text:style-name="T3">hillclimb,</text:span> retourschedulecost</text:p>
          </table:table-cell>
          <table:covered-table-cell/>
          <table:covered-table-cell/>
          <table:covered-table-cell/>
        </table:table-row>
        <table:table-row>
          <table:table-cell table:style-name="Tabel7.A3" office:value-type="float" office:value="100">
            <text:p text:style-name="P9">100</text:p>
          </table:table-cell>
          <table:table-cell table:style-name="Tabel7.A3" office:value-type="float" office:value="2069">
            <text:p text:style-name="P9">2069</text:p>
          </table:table-cell>
          <table:table-cell table:style-name="Tabel7.A3" office:value-type="float" office:value="2986">
            <text:p text:style-name="P9">2986</text:p>
          </table:table-cell>
          <table:table-cell table:style-name="Tabel7.D3" office:value-type="float" office:value="2501.29">
            <text:p text:style-name="P9">2501,29</text:p>
          </table:table-cell>
        </table:table-row>
      </table:table>
      <text:p text:style-name="Standard"/>
      <text:p text:style-name="Standard">As you can see the hillclimbing algorithm scored better with the added retour tickets, but only with about 60 points on average. How does that compare to the geneticoptimize algorithm?</text:p>
      <text:p text:style-name="Standard"/>
      <table:table table:name="Tabel8" table:style-name="Tabel8">
        <table:table-column table:style-name="Tabel8.A" table:number-columns-repeated="3"/>
        <table:table-column table:style-name="Tabel8.D"/>
        <table:table-row>
          <table:table-cell table:style-name="Tabel8.A1" office:value-type="string">
            <text:p text:style-name="P9">n (number of runs)</text:p>
          </table:table-cell>
          <table:table-cell table:style-name="Tabel8.A1" office:value-type="string">
            <text:p text:style-name="P6">min:</text:p>
          </table:table-cell>
          <table:table-cell table:style-name="Tabel8.A1" office:value-type="string">
            <text:p text:style-name="P6">max:</text:p>
          </table:table-cell>
          <table:table-cell table:style-name="Tabel8.D1" office:value-type="string">
            <text:p text:style-name="P6">avg:</text:p>
          </table:table-cell>
        </table:table-row>
        <table:table-row>
          <table:table-cell table:style-name="Tabel8.A2" table:number-columns-spanned="4" office:value-type="string">
            <text:p text:style-name="P9">geneticoptimize,popsize=100,step=1,mutprob=0.2,elite=0.25,maxiter=100,<text:span text:style-name="T4">schedulecost</text:span></text:p>
          </table:table-cell>
          <table:covered-table-cell/>
          <table:covered-table-cell/>
          <table:covered-table-cell/>
        </table:table-row>
        <table:table-row>
          <table:table-cell table:style-name="Tabel8.A3" office:value-type="float" office:value="100">
            <text:p text:style-name="P9">100</text:p>
          </table:table-cell>
          <table:table-cell table:style-name="Tabel8.A3" office:value-type="float" office:value="2075">
            <text:p text:style-name="P9">2075</text:p>
          </table:table-cell>
          <table:table-cell table:style-name="Tabel8.A3" office:value-type="float" office:value="2331">
            <text:p text:style-name="P9">2331</text:p>
          </table:table-cell>
          <table:table-cell table:style-name="Tabel8.D3" office:value-type="float" office:value="2179.68">
            <text:p text:style-name="P9">2179,68</text:p>
          </table:table-cell>
        </table:table-row>
        <table:table-row>
          <table:table-cell table:style-name="Tabel8.A2" table:number-columns-spanned="4" office:value-type="string">
            <text:p text:style-name="P9">geneticoptimize,popsize=100,step=1,mutprob=0.2,elite=0.25,maxiter=100,<text:span text:style-name="T4">retourschedulecost</text:span></text:p>
          </table:table-cell>
          <table:covered-table-cell/>
          <table:covered-table-cell/>
          <table:covered-table-cell/>
        </table:table-row>
        <table:table-row>
          <table:table-cell table:style-name="Tabel8.A3" office:value-type="float" office:value="100">
            <text:p text:style-name="P9">100</text:p>
          </table:table-cell>
          <table:table-cell table:style-name="Tabel8.A3" office:value-type="float" office:value="1901">
            <text:p text:style-name="P9">1901</text:p>
          </table:table-cell>
          <table:table-cell table:style-name="Tabel8.A3" office:value-type="float" office:value="2359">
            <text:p text:style-name="P9">2359</text:p>
          </table:table-cell>
          <table:table-cell table:style-name="Tabel8.D3" office:value-type="float" office:value="2072.34">
            <text:p text:style-name="P9">2072,34</text:p>
          </table:table-cell>
        </table:table-row>
      </table:table>
      <text:p text:style-name="Standard"/>
      <text:p text:style-name="Standard">The geneticoptimize function scored almost 110 points lower with the added retour tickets. That's a much bigger difference. I didn't have the time to run my brute force algorithm but I expect the best score to be 1891 (solution: [1, 2, 4, 8, 7, 2, 4, 2, 10, 5, 8, 3]). I ran the algorithms a lot times and this seems to be the best I can get. </text:p>
      <text:p text:style-name="Standard">So geneticoptimize improved a lot by adding the retour tickets, even though its solutions were already near the optimal solution. Hillclimbing's solutions improved only a little, while there was so much room for improvement...</text:p>
      <text:p text:style-name="Standard">So it seems like my expectations and the way I visualized the solutions in my head were corr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eta:initial-creator>
    <meta:creation-date>2010-11-26T14:29:43</meta:creation-date>
    <dc:date>2014-01-10T10:59:55</dc:date>
    <meta:editing-duration>PT7H50M45S</meta:editing-duration>
    <meta:editing-cycles>36</meta:editing-cycles>
    <meta:generator>LibreOffice/3.5$Linux_X86_64 LibreOffice_project/350m1$Build-2</meta:generator>
    <meta:document-statistic meta:table-count="8" meta:image-count="0" meta:object-count="2" meta:page-count="4" meta:paragraph-count="185" meta:word-count="1226" meta:character-count="8563" meta:non-whitespace-character-count="7507"/>
  </office:meta>
</office:document-meta>
</file>

<file path=Object 1/content.xml><?xml version="1.0" encoding="utf-8"?>
<math xmlns="http://www.w3.org/1998/Math/MathML">
  <semantics>
    <mfrac>
      <mrow>
        <mi mathvariant="italic">mutationprobability</mi>
        <mi mathvariant="normal">∗</mi>
        <mn>2</mn>
      </mrow>
      <mrow>
        <mrow>
          <mo stretchy="false">(</mo>
          <mrow>
            <mi>i</mi>
            <mo stretchy="false">+</mo>
            <mrow>
              <mi mathvariant="italic">maxiterations</mi>
              <mi mathvariant="normal">÷</mi>
              <mn>5</mn>
            </mrow>
          </mrow>
          <mo stretchy="false">)</mo>
        </mrow>
        <mi mathvariant="normal">÷</mi>
        <mrow>
          <mo stretchy="false">(</mo>
          <mrow>
            <mi mathvariant="italic">maxiterations</mi>
            <mi mathvariant="normal">÷</mi>
            <mn>5</mn>
          </mrow>
          <mo stretchy="false">)</mo>
        </mrow>
      </mrow>
    </mfrac>
    <annotation encoding="StarMath 5.0">{mutationprobability * 2} over {(i + maxiterations div 5) div (maxiterations div 5)}</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spline-resolution="100"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8cm" svg:stroke-color="#004586" draw:fill-color="#004586"/>
      <style:text-properties fo:font-size="6pt" style:font-size-asian="6pt" style:font-size-complex="6pt"/>
    </style:style>
    <style:style style:name="ch10" style:family="chart" style:data-style-name="N0">
      <style:chart-properties chart:symbol-type="none" chart:link-data-style-to-source="false"/>
      <style:graphic-properties svg:stroke-width="0.088cm" svg:stroke-color="#ff420e"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17cm" svg:height="8.282cm" xlink:href="." xlink:type="simple" chart:class="chart:line" chart:style-name="ch1">
        <chart:title svg:x="1.234cm" svg:y="0.301cm" chart:style-name="ch2">
          <text:p>Simplified solution space (only 1 variable, all other flights are fixed)</text:p>
        </chart:title>
        <chart:legend chart:legend-position="end" svg:x="13.044cm" svg:y="3.672cm" style:legend-expansion="high" chart:style-name="ch3"/>
        <chart:plot-area chart:style-name="ch4" chart:data-source-has-labels="both" svg:x="1.329cm" svg:y="1.575cm" svg:width="11.079cm" svg:height="5.561cm">
          <chartooo:coordinate-region svg:x="2.215cm" svg:y="1.735cm" svg:width="10.112cm" svg:height="4.833cm"/>
          <chart:axis chart:dimension="x" chart:name="primary-x" chart:style-name="ch5" chartooo:axis-type="text">
            <chart:title svg:x="4.271cm" svg:y="7.301cm" chart:style-name="ch6">
              <text:p>the 7 different flights to choose from</text:p>
            </chart:title>
            <chart:categories table:cell-range-address="local-table.$B$1:.$H$1"/>
          </chart:axis>
          <chart:axis chart:dimension="y" chart:name="primary-y" chart:style-name="ch5">
            <chart:title svg:x="0.451cm" svg:y="5.404cm" chart:style-name="ch7">
              <text:p>schedule cost</text:p>
            </chart:title>
            <chart:grid chart:style-name="ch8" chart:class="major"/>
          </chart:axis>
          <chart:series chart:style-name="ch9" chart:values-cell-range-address="local-table.$B$2:.$H$2" chart:label-cell-address="local-table.$A$2" chart:class="chart:line">
            <chart:data-point chart:repeated="7"/>
          </chart:series>
          <chart:series chart:style-name="ch10" chart:values-cell-range-address="local-table.$B$3:.$H$3" chart:label-cell-address="local-table.$A$3"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0</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single flights</text:p>
              </table:table-cell>
              <table:table-cell office:value-type="float" office:value="2279">
                <text:p>2279</text:p>
              </table:table-cell>
              <table:table-cell office:value-type="float" office:value="2316">
                <text:p>2316</text:p>
              </table:table-cell>
              <table:table-cell office:value-type="float" office:value="2274">
                <text:p>2274</text:p>
              </table:table-cell>
              <table:table-cell office:value-type="float" office:value="2226">
                <text:p>2226</text:p>
              </table:table-cell>
              <table:table-cell office:value-type="float" office:value="2198">
                <text:p>2198</text:p>
              </table:table-cell>
              <table:table-cell office:value-type="float" office:value="2360">
                <text:p>2360</text:p>
              </table:table-cell>
              <table:table-cell office:value-type="float" office:value="2463">
                <text:p>2463</text:p>
              </table:table-cell>
            </table:table-row>
            <table:table-row>
              <table:table-cell office:value-type="string">
                <text:p>retour</text:p>
              </table:table-cell>
              <table:table-cell office:value-type="float" office:value="2279">
                <text:p>2279</text:p>
              </table:table-cell>
              <table:table-cell office:value-type="float" office:value="2105">
                <text:p>2105</text:p>
              </table:table-cell>
              <table:table-cell office:value-type="float" office:value="2274">
                <text:p>2274</text:p>
              </table:table-cell>
              <table:table-cell office:value-type="float" office:value="2226">
                <text:p>2226</text:p>
              </table:table-cell>
              <table:table-cell office:value-type="float" office:value="2198">
                <text:p>2198</text:p>
              </table:table-cell>
              <table:table-cell office:value-type="float" office:value="2360">
                <text:p>2360</text:p>
              </table:table-cell>
              <table:table-cell office:value-type="float" office:value="2463">
                <text:p>246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